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D00000157C049FCDF041330A3.png" manifest:media-type="image/png"/>
  <manifest:file-entry manifest:full-path="Pictures/100000010000010E00000156D632DD4BC681DB6F.png" manifest:media-type="image/png"/>
  <manifest:file-entry manifest:full-path="Pictures/100000010000010F0000015989F3BC677059A5F3.png" manifest:media-type="image/png"/>
  <manifest:file-entry manifest:full-path="Pictures/100000010000010E00000158FB035E9AA50F2C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3cm" svg:stroke-color="#c9211e" draw:marker-start-width="0.279cm" draw:marker-end-width="0.279cm" draw:fill-color="#ffa6a6" draw:opacity="100%" draw:textarea-horizontal-align="justify" draw:textarea-vertical-align="middle" draw:auto-grow-height="false" fo:min-height="2.226cm" fo:min-width="5.776cm" fo:padding-top="0.151cm" fo:padding-bottom="0.151cm" fo:padding-left="0.276cm" fo:padding-right="0.276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5" style:family="graphic" style:parent-style-name="objectwithoutfill">
      <style:graphic-properties draw:stroke="dash" draw:stroke-dash="Dot" svg:stroke-width="0.053cm" svg:stroke-color="#c9211e" draw:marker-start-width="0.279cm" draw:marker-end="Extrémités_20_de_20_flèche_20_1" draw:marker-end-width="0.379cm" svg:stroke-linecap="butt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c9211e" draw:marker-start-width="0.279cm" draw:marker-end-width="0.279cm" draw:fill-color="#ffa6a6" draw:opacity="100%" draw:textarea-horizontal-align="justify" draw:textarea-vertical-align="middle" draw:auto-grow-height="false" fo:min-height="2.278cm" fo:min-width="5.828cm" fo:padding-top="0.151cm" fo:padding-bottom="0.151cm" fo:padding-left="0.276cm" fo:padding-right="0.276cm" fo:wrap-option="wrap"/>
    </style:style>
    <style:style style:name="gr7" style:family="graphic" style:parent-style-name="standard">
      <style:graphic-properties svg:stroke-width="0.053cm" svg:stroke-color="#c9211e" draw:marker-start-width="0.279cm" draw:marker-end-width="0.279cm" draw:fill-color="#ffa6a6" draw:textarea-horizontal-align="justify" draw:textarea-vertical-align="middle" draw:auto-grow-height="false" fo:min-height="3.308cm" fo:min-width="10.058cm" fo:padding-top="0.151cm" fo:padding-bottom="0.151cm" fo:padding-left="0.276cm" fo:padding-right="0.276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9" style:family="graphic" style:parent-style-name="standard">
      <style:graphic-properties svg:stroke-width="0.053cm" svg:stroke-color="#c9211e" draw:marker-start-width="0.279cm" draw:marker-end-width="0.279cm" draw:fill-color="#ffa6a6" draw:textarea-horizontal-align="justify" draw:textarea-vertical-align="middle" draw:auto-grow-height="false" fo:min-height="2.226cm" fo:min-width="7.875cm" fo:padding-top="0.151cm" fo:padding-bottom="0.151cm" fo:padding-left="0.276cm" fo:padding-right="0.276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a6a6" draw:opacity="100%"/>
      <style:paragraph-properties fo:text-align="center"/>
    </style:style>
    <style:style style:name="P4" style:family="paragraph">
      <style:paragraph-properties fo:text-align="center"/>
      <style:text-properties style:font-name="Fira Sans" fo:font-size="28pt" fo:background-color="#ffffff" style:font-size-asian="28pt" style:font-size-complex="28pt"/>
    </style:style>
    <style:style style:name="P5" style:family="paragraph">
      <loext:graphic-properties draw:fill="none" draw:fill-color="#ffffff"/>
      <style:paragraph-properties fo:text-align="center"/>
      <style:text-properties style:font-name="Fira Sans" fo:font-size="28pt" fo:background-color="#ffffff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a6a6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color="#c9211e" loext:opacity="100%" style:font-name="Fira Sans" fo:font-size="28pt" fo:background-color="#ffa6a6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6.26cm" svg:height="8cm" svg:x="10.34cm" svg:y="0.1cm">
          <draw:image xlink:href="Pictures/100000010000010E00000158FB035E9AA50F2C9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3" draw:text-style-name="P3" draw:layer="layout" svg:width="6.6cm" svg:height="2.8cm" svg:x="0.6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28cm" svg:height="8cm" svg:x="0.22cm" svg:y="7.6cm">
          <draw:image xlink:href="Pictures/100000010000010F0000015989F3BC677059A5F3.png" xlink:type="simple" xlink:show="embed" xlink:actuate="onLoad" draw:mime-type="image/png">
            <text:p/>
          </draw:image>
        </draw:frame>
        <draw:frame draw:style-name="gr1" draw:text-style-name="P1" draw:layer="layout" svg:width="6.26cm" svg:height="8cm" svg:x="10.34cm" svg:y="0.1cm">
          <draw:image xlink:href="Pictures/100000010000010E00000158FB035E9AA50F2C97.png" xlink:type="simple" xlink:show="embed" xlink:actuate="onLoad" draw:mime-type="image/png">
            <text:p/>
          </draw:image>
        </draw:frame>
        <draw:frame draw:style-name="gr4" draw:text-style-name="P5" draw:layer="layout" svg:width="6.1cm" svg:height="1.5cm" svg:x="0.8cm" svg:y="3cm">
          <draw:text-box>
            <text:p text:style-name="P4"><text:span text:style-name="T1">Dégradation</text:span></text:p>
          </draw:text-box>
        </draw:frame>
        <draw:line draw:style-name="gr5" draw:text-style-name="P6" draw:layer="layout" svg:x1="10.34cm" svg:y1="3.65cm" svg:x2="7.194cm" svg:y2="3.65cm">
          <text:p/>
        </draw:line>
        <draw:line draw:style-name="gr5" draw:text-style-name="P6" draw:layer="layout" svg:x1="3.6cm" svg:y1="5.096cm" svg:x2="3.6cm" svg:y2="7.6cm">
          <text:p/>
        </draw:lin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6" draw:text-style-name="P3" draw:layer="layout" svg:width="6.6cm" svg:height="2.8cm" svg:x="0.6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28cm" svg:height="8cm" svg:x="0.22cm" svg:y="7.6cm">
          <draw:image xlink:href="Pictures/100000010000010F0000015989F3BC677059A5F3.png" xlink:type="simple" xlink:show="embed" xlink:actuate="onLoad" draw:mime-type="image/png">
            <text:p/>
          </draw:image>
        </draw:frame>
        <draw:frame draw:style-name="gr1" draw:text-style-name="P1" draw:layer="layout" svg:width="6.26cm" svg:height="8cm" svg:x="10.34cm" svg:y="0.1cm">
          <draw:image xlink:href="Pictures/100000010000010E00000158FB035E9AA50F2C97.png" xlink:type="simple" xlink:show="embed" xlink:actuate="onLoad" draw:mime-type="image/png">
            <text:p/>
          </draw:image>
        </draw:frame>
        <draw:frame draw:style-name="gr4" draw:text-style-name="P5" draw:layer="layout" svg:width="6.1cm" svg:height="1.5cm" svg:x="0.8cm" svg:y="3cm">
          <draw:text-box>
            <text:p text:style-name="P4"><text:span text:style-name="T1">Dégradation</text:span></text:p>
          </draw:text-box>
        </draw:frame>
        <draw:line draw:style-name="gr5" draw:text-style-name="P6" draw:layer="layout" svg:x1="10.34cm" svg:y1="3.65cm" svg:x2="7.194cm" svg:y2="3.65cm">
          <text:p/>
        </draw:line>
        <draw:line draw:style-name="gr5" draw:text-style-name="P6" draw:layer="layout" svg:x1="3.6cm" svg:y1="5.096cm" svg:x2="3.6cm" svg:y2="7.6cm">
          <text:p/>
        </draw:line>
        <draw:custom-shape draw:style-name="gr7" draw:text-style-name="P7" draw:layer="layout" svg:width="11cm" svg:height="4cm" svg:x="8.5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0.4cm" svg:height="3.806cm" svg:x="9cm" svg:y="10.564cm">
          <draw:text-box>
            <text:p text:style-name="P4"><text:span text:style-name="T1">Générateur</text:span></text:p>
            <text:p text:style-name="P4"><text:span text:style-name="T1">(réseau de neurones)</text:span></text:p>
          </draw:text-box>
        </draw:frame>
        <draw:line draw:style-name="gr5" draw:text-style-name="P6" draw:layer="layout" svg:x1="19.5cm" svg:y1="12cm" svg:x2="21.3cm" svg:y2="12cm">
          <text:p/>
        </draw:line>
        <draw:line draw:style-name="gr5" draw:text-style-name="P6" draw:layer="layout" svg:x1="6.487cm" svg:y1="12cm" svg:x2="8.5cm" svg:y2="12cm">
          <text:p/>
        </draw:line>
        <draw:frame draw:style-name="gr1" draw:text-style-name="P1" draw:layer="layout" svg:width="6.31cm" svg:height="8cm" svg:x="21.29cm" svg:y="7.6cm">
          <draw:image xlink:href="Pictures/100000010000010E00000156D632DD4BC681DB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style-name="gr9" draw:text-style-name="P7" draw:layer="layout" svg:width="8.699cm" svg:height="2.8cm" svg:x="19.001cm" svg:y="2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6cm" svg:height="2.8cm" svg:x="0.6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28cm" svg:height="8cm" svg:x="0.22cm" svg:y="7.6cm">
          <draw:image xlink:href="Pictures/100000010000010F0000015989F3BC677059A5F3.png" xlink:type="simple" xlink:show="embed" xlink:actuate="onLoad" draw:mime-type="image/png">
            <text:p/>
          </draw:image>
        </draw:frame>
        <draw:frame draw:style-name="gr1" draw:text-style-name="P1" draw:layer="layout" svg:width="6.24cm" svg:height="8cm" svg:x="21.3cm" svg:y="7.6cm">
          <draw:image xlink:href="Pictures/100000010000010D00000157C049FCDF041330A3.png" xlink:type="simple" xlink:show="embed" xlink:actuate="onLoad" draw:mime-type="image/png">
            <text:p/>
          </draw:image>
        </draw:frame>
        <draw:frame draw:style-name="gr1" draw:text-style-name="P1" draw:layer="layout" svg:width="6.26cm" svg:height="8cm" svg:x="10.34cm" svg:y="0.1cm">
          <draw:image xlink:href="Pictures/100000010000010E00000158FB035E9AA50F2C97.png" xlink:type="simple" xlink:show="embed" xlink:actuate="onLoad" draw:mime-type="image/png">
            <text:p/>
          </draw:image>
        </draw:frame>
        <draw:frame draw:style-name="gr4" draw:text-style-name="P5" draw:layer="layout" svg:width="6.1cm" svg:height="1.5cm" svg:x="0.8cm" svg:y="3cm">
          <draw:text-box>
            <text:p text:style-name="P4"><text:span text:style-name="T1">Dégradation</text:span></text:p>
          </draw:text-box>
        </draw:frame>
        <draw:line draw:style-name="gr5" draw:text-style-name="P6" draw:layer="layout" svg:x1="10.34cm" svg:y1="3.65cm" svg:x2="7.194cm" svg:y2="3.65cm">
          <text:p/>
        </draw:line>
        <draw:line draw:style-name="gr5" draw:text-style-name="P6" draw:layer="layout" svg:x1="3.6cm" svg:y1="5.096cm" svg:x2="3.6cm" svg:y2="7.6cm">
          <text:p/>
        </draw:line>
        <draw:frame draw:style-name="gr10" draw:text-style-name="P5" draw:layer="layout" svg:width="8.4cm" svg:height="1.436cm" svg:x="19.2cm" svg:y="2.964cm">
          <draw:text-box>
            <text:p text:style-name="P4"><text:span text:style-name="T1">Fonction de coût</text:span></text:p>
          </draw:text-box>
        </draw:frame>
        <draw:line draw:style-name="gr5" draw:text-style-name="P6" draw:layer="layout" svg:x1="24.5cm" svg:y1="7.6cm" svg:x2="24.5cm" svg:y2="5.101cm">
          <text:p/>
        </draw:line>
        <draw:line draw:style-name="gr5" draw:text-style-name="P6" draw:layer="layout" svg:x1="16.596cm" svg:y1="3.6cm" svg:x2="19.005cm" svg:y2="3.6cm">
          <text:p/>
        </draw:line>
        <draw:custom-shape draw:style-name="gr7" draw:text-style-name="P7" draw:layer="layout" svg:width="11cm" svg:height="4cm" svg:x="8.5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0.4cm" svg:height="3.806cm" svg:x="9cm" svg:y="10.564cm">
          <draw:text-box>
            <text:p text:style-name="P4"><text:span text:style-name="T1">Générateur</text:span></text:p>
            <text:p text:style-name="P4"><text:span text:style-name="T1">(réseau de neurones)</text:span></text:p>
          </draw:text-box>
        </draw:frame>
        <draw:line draw:style-name="gr5" draw:text-style-name="P6" draw:layer="layout" svg:x1="19.5cm" svg:y1="12cm" svg:x2="21.3cm" svg:y2="12cm">
          <text:p/>
        </draw:line>
        <draw:line draw:style-name="gr5" draw:text-style-name="P6" draw:layer="layout" svg:x1="6.487cm" svg:y1="12cm" svg:x2="8.5cm" svg:y2="12cm">
          <text:p/>
        </draw:lin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5T11:51:29.454900718</meta:creation-date>
    <dc:date>2022-04-05T15:57:13.499580396</dc:date>
    <meta:editing-duration>PT4M1S</meta:editing-duration>
    <meta:editing-cycles>1</meta:editing-cycles>
    <meta:document-statistic meta:object-count="62"/>
    <meta:generator>LibreOffice/7.2.6.2$Linux_X86_64 LibreOffice_project/20$Build-2</meta:generator>
  </office:meta>
</office:document-meta>
</file>